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4fd9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4fd9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fd9d" officeooo:paragraph-rsid="0014fd9d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38%" fo:text-indent="-0.318cm" style:auto-text-indent="false" fo:padding="0cm" fo:border="none" style:writing-mode="lr-tb"/>
      <style:text-properties fo:font-weight="normal"/>
    </style:style>
    <style:style style:name="P5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line-height="138%" fo:text-indent="-0.318cm" style:auto-text-indent="false" fo:padding="0cm" fo:border="none" style:writing-mode="lr-tb"/>
      <style:text-properties fo:font-weight="normal" officeooo:rsid="0014fd9d" officeooo:paragraph-rsid="0014fd9d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4fd9d" style:text-blinking="false"/>
    </style:style>
    <style:style style:name="P13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4fd9d" style:text-blinking="false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5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6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22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3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>
      <style:paragraph-properties fo:margin-left="0cm" fo:margin-right="0cm" fo:margin-top="0.423cm" fo:margin-bottom="0.423cm" style:contextual-spacing="false" fo:line-height="138%" fo:text-indent="-0.318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0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.318cm" fo:margin-right="0cm" fo:margin-top="0.423cm" fo:margin-bottom="0.423cm" style:contextual-spacing="false" fo:line-height="138%" fo:text-indent="0.953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1.111cm" fo:margin-right="0cm" fo:margin-top="0cm" fo:margin-bottom="0cm" style:contextual-spacing="false" fo:line-height="138%" fo:text-indent="0.159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cm" fo:margin-right="0cm" fo:margin-top="0.423cm" fo:margin-bottom="0.423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.423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cm" fo:margin-right="0cm" fo:margin-top="0.423cm" fo:margin-bottom="0.423cm" style:contextual-spacing="false" fo:line-height="138%" fo:text-indent="-0.318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fd9d" officeooo:paragraph-rsid="0014fd9d" style:text-blinking="false" fo:background-color="transparent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38%" fo:text-indent="0.635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02f0" officeooo:paragraph-rsid="001c02f0" style:text-blinking="false" style:font-weight-asian="bold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7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/>
    </style:style>
    <style:style style:name="P49" style:family="paragraph" style:parent-style-name="Text_20_body" style:list-style-name="L8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51" style:family="paragraph" style:parent-style-name="Text_20_body">
      <style:paragraph-properties fo:margin-left="1.111cm" fo:margin-right="0cm" fo:margin-top="0.423cm" fo:margin-bottom="0.423cm" style:contextual-spacing="false" fo:line-height="138%" fo:text-indent="0.159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52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4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55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138%" fo:text-align="start" style:justify-single-word="false" fo:background-color="transparent" fo:padding="0cm" fo:border="none" style:writing-mode="lr-tb"/>
      <style:text-properties officeooo:paragraph-rsid="001626f8"/>
    </style:style>
    <style:style style:name="P56" style:family="paragraph" style:parent-style-name="Text_20_body">
      <loext:graphic-properties draw:fill="none" draw:fill-color="#ffffff"/>
      <style:paragraph-properties fo:margin-top="0cm" fo:margin-bottom="0.423cm" style:contextual-spacing="false" fo:line-height="138%" fo:text-align="start" style:justify-single-word="false" fo:background-color="transparent" fo:padding="0cm" fo:border="none" style:writing-mode="lr-tb"/>
      <style:text-properties officeooo:paragraph-rsid="001626f8"/>
    </style:style>
    <style:style style:name="P57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</style:style>
    <style:style style:name="P5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c02f0" officeooo:paragraph-rsid="001c02f0" style:font-weight-asian="bold" style:font-weight-complex="bold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officeooo:paragraph-rsid="001c02f0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db218" officeooo:paragraph-rsid="001db218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89e7b"/>
    </style:style>
    <style:style style:name="P6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89e7b"/>
    </style:style>
    <style:style style:name="P63" style:family="paragraph" style:parent-style-name="Text_20_body">
      <style:text-properties style:text-underline-style="solid" style:text-underline-width="auto" style:text-underline-color="font-color" officeooo:paragraph-rsid="00189e7b"/>
    </style:style>
    <style:style style:name="P64" style:family="paragraph" style:parent-style-name="Text_20_body">
      <style:paragraph-properties fo:text-align="center" style:justify-single-word="false"/>
      <style:text-properties officeooo:paragraph-rsid="001b39e7"/>
    </style:style>
    <style:style style:name="P65" style:family="paragraph" style:parent-style-name="Text_20_body">
      <loext:graphic-properties draw:fill="none" draw:fill-color="#ffffff"/>
      <style:paragraph-properties fo:margin-top="0cm" fo:margin-bottom="0.423cm" style:contextual-spacing="false" fo:line-height="138%" fo:text-align="start" style:justify-single-word="false" fo:background-color="transparent" fo:padding="0cm" fo:border="none" style:writing-mode="lr-tb"/>
      <style:text-properties officeooo:rsid="001626f8" officeooo:paragraph-rsid="001626f8"/>
    </style:style>
    <style:style style:name="P66" style:family="paragraph" style:parent-style-name="Text_20_body">
      <style:text-properties officeooo:rsid="001626f8" officeooo:paragraph-rsid="001626f8"/>
    </style:style>
    <style:style style:name="P67" style:family="paragraph" style:parent-style-name="Text_20_body">
      <style:text-properties officeooo:rsid="001626f8" officeooo:paragraph-rsid="0017319e"/>
    </style:style>
    <style:style style:name="P68" style:family="paragraph" style:parent-style-name="Text_20_body">
      <style:text-properties officeooo:rsid="001626f8" officeooo:paragraph-rsid="00189e7b"/>
    </style:style>
    <style:style style:name="P69" style:family="paragraph" style:parent-style-name="Text_20_body">
      <style:text-properties officeooo:rsid="00189e7b" officeooo:paragraph-rsid="00189e7b"/>
    </style:style>
    <style:style style:name="P70" style:family="paragraph" style:parent-style-name="Text_20_body">
      <style:text-properties officeooo:paragraph-rsid="00189e7b"/>
    </style:style>
    <style:style style:name="P71" style:family="paragraph" style:parent-style-name="Text_20_body">
      <style:text-properties officeooo:rsid="0018eda2" officeooo:paragraph-rsid="0018eda2"/>
    </style:style>
    <style:style style:name="P72" style:family="paragraph" style:parent-style-name="Text_20_body">
      <style:text-properties officeooo:rsid="0018eda2" officeooo:paragraph-rsid="001a6b8d"/>
    </style:style>
    <style:style style:name="P73" style:family="paragraph" style:parent-style-name="Text_20_body">
      <style:text-properties officeooo:paragraph-rsid="001a6b8d"/>
    </style:style>
    <style:style style:name="P74" style:family="paragraph" style:parent-style-name="Text_20_body">
      <style:paragraph-properties fo:text-align="start" style:justify-single-word="false"/>
      <style:text-properties officeooo:paragraph-rsid="001b39e7"/>
    </style:style>
    <style:style style:name="P75" style:family="paragraph" style:parent-style-name="Text_20_body">
      <style:text-properties officeooo:rsid="001b39e7" officeooo:paragraph-rsid="001b39e7"/>
    </style:style>
    <style:style style:name="P76" style:family="paragraph" style:parent-style-name="Text_20_body">
      <style:text-properties officeooo:rsid="001c02f0" officeooo:paragraph-rsid="001c02f0"/>
    </style:style>
    <style:style style:name="P77" style:family="paragraph" style:parent-style-name="Text_20_body">
      <style:text-properties officeooo:paragraph-rsid="001c02f0"/>
    </style:style>
    <style:style style:name="P78" style:family="paragraph" style:parent-style-name="Text_20_body">
      <style:paragraph-properties fo:text-align="center" style:justify-single-word="false"/>
      <style:text-properties style:text-underline-style="none" fo:font-weight="normal" officeooo:rsid="001db218" officeooo:paragraph-rsid="001db218" style:font-weight-asian="bold" style:font-weight-complex="bold"/>
    </style:style>
    <style:style style:name="P79" style:family="paragraph" style:parent-style-name="Text_20_body">
      <style:text-properties officeooo:paragraph-rsid="001db218"/>
    </style:style>
    <style:style style:name="T1" style:family="text">
      <style:text-properties officeooo:rsid="0014fd9d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188038" loext:opacity="100%" style:text-line-through-style="none" style:text-line-through-type="none" style:font-name="Roboto Mono" fo:font-size="10pt" fo:font-style="normal" style:text-underline-style="none" style:text-blinking="false" fo:background-color="#ffffff" loext:char-shading-value="0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style:font-name="Arial" fo:font-size="10pt" fo:font-style="normal" fo:font-weight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4fd9d" fo:background-color="transparent" loext:char-shading-value="0"/>
    </style:style>
    <style:style style:name="T23" style:family="text">
      <style:text-properties fo:font-weight="bold" fo:background-color="transparent" loext:char-shading-value="0"/>
    </style:style>
    <style:style style:name="T24" style:family="text">
      <style:text-properties fo:color="#188038" loext:opacity="100%" style:font-name="Roboto Mono" fo:background-color="transparent" loext:char-shading-value="0"/>
    </style:style>
    <style:style style:name="T25" style:family="text">
      <style:text-properties style:text-underline-style="solid" style:text-underline-width="auto" style:text-underline-color="font-color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14fd9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626f8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a6b8d" style:font-weight-asian="bold" style:font-weight-complex="bold"/>
    </style:style>
    <style:style style:name="T29" style:family="text">
      <style:text-properties fo:font-size="16pt" style:text-underline-style="solid" style:text-underline-width="auto" style:text-underline-color="font-color" officeooo:rsid="0014fd9d" style:font-size-asian="16pt" style:font-weight-asian="bold" style:font-size-complex="16pt" style:font-weight-complex="bold"/>
    </style:style>
    <style:style style:name="T30" style:family="text">
      <style:text-properties officeooo:rsid="001626f8"/>
    </style:style>
    <style:style style:name="T31" style:family="text">
      <style:text-properties fo:font-size="10pt" fo:background-color="transparent" loext:char-shading-value="0"/>
    </style:style>
    <style:style style:name="T32" style:family="text">
      <style:text-properties officeooo:rsid="0017319e"/>
    </style:style>
    <style:style style:name="T33" style:family="text">
      <style:text-properties officeooo:rsid="00189e7b"/>
    </style:style>
    <style:style style:name="T34" style:family="text">
      <style:text-properties officeooo:rsid="00189e7b" style:font-weight-asian="bold" style:font-weight-complex="bold"/>
    </style:style>
    <style:style style:name="T35" style:family="text">
      <style:text-properties officeooo:rsid="0018eda2"/>
    </style:style>
    <style:style style:name="T36" style:family="text">
      <style:text-properties officeooo:rsid="001c02f0"/>
    </style:style>
    <style:style style:name="T37" style:family="text">
      <style:text-properties officeooo:rsid="001db21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Assignment Week – 1</text:span><text:span text:style-name="T26"><text:line-break/><text:line-break/></text:span></text:p>
      <text:p text:style-name="P1"><text:span text:style-name="T26"/></text:p>
      <text:p text:style-name="P3"><text:span text:style-name="T26">D</text:span><text:span text:style-name="T25">ata Types</text:span></text:p>
      <text:p text:style-name="P2"><text:bookmark text:name="docs-internal-guid-1476640a-7fff-6fef-6483-29c7e959ebca"/><text:span text:style-name="T26"><text:line-break/></text:span><text:span text:style-name="T13">Objective:</text:span><text:span text:style-name="T4"> </text:span><text:span text:style-name="T8">Convert between different data types.</text:span></text:p>
      <text:list xml:id="list1985055035" text:style-name="L1">
        <text:list-item>
          <text:p text:style-name="P9"><text:span text:style-name="T23">Task:</text:span><text:span text:style-name="T21"> Convert the following values to the specified types and print the results<text:line-break/></text:span></text:p>
        </text:list-item>
      </text:list>
      <text:list xml:id="list4210042734" text:style-name="L2">
        <text:list-item>
          <text:p text:style-name="P12"><text:span text:style-name="T21">Convert </text:span><text:span text:style-name="T24">3.75</text:span><text:span text:style-name="T21"> to an integer and print the value</text:span></text:p>
        </text:list-item>
      </text:list>
      <text:p text:style-name="P13"><text:span text:style-name="T21"><text:s text:c="7"/></text:span><text:span text:style-name="T22">1. <text:s/>print(int(3.75)) = 3<text:line-break/></text:span></text:p>
      <text:list xml:id="list213620000373689" text:continue-numbering="true" text:style-name="L2">
        <text:list-item>
          <text:p text:style-name="P10"><text:span text:style-name="T21">Convert </text:span><text:span text:style-name="T24">"123"</text:span><text:span text:style-name="T21"> to a float and print the value</text:span></text:p>
        </text:list-item>
      </text:list>
      <text:p text:style-name="P14"><text:s text:c="7"/><text:span text:style-name="T1">2. <text:s text:c="2"/>print(float("123")) = 123.0<text:line-break/></text:span></text:p>
      <text:list xml:id="list213619532591019" text:continue-numbering="true" text:style-name="L2">
        <text:list-item>
          <text:p text:style-name="P12"><text:span text:style-name="T21">Convert </text:span><text:span text:style-name="T24">0</text:span><text:span text:style-name="T21"> to a boolean and print the value</text:span></text:p>
        </text:list-item>
      </text:list>
      <text:p text:style-name="P13"><text:span text:style-name="T21"><text:s text:c="7"/></text:span><text:span text:style-name="T22">3. <text:s text:c="2"/>print(bool(0)) = False</text:span></text:p>
      <text:list xml:id="list213618611977865" text:continue-numbering="true" text:style-name="L2">
        <text:list-header>
          <text:p text:style-name="P12"><text:span text:style-name="T21"/></text:p>
        </text:list-header>
        <text:list-item>
          <text:p text:style-name="P11"><text:span text:style-name="T21">Convert </text:span><text:span text:style-name="T24">False</text:span><text:span text:style-name="T21"> to a string and print the value</text:span></text:p>
        </text:list-item>
      </text:list>
      <text:p text:style-name="P15"><text:s text:c="7"/><text:span text:style-name="T1">4. print(str(False)) = False</text:span></text:p>
      <text:p text:style-name="P23">2. Convert all characters in the string to uppercase. x = "hello"</text:p>
      <text:p text:style-name="P42">2. <text:s text:c="6"/>x = "hello" <text:line-break/>print(x.upper())<text:line-break/>HELLO</text:p>
      <text:p text:style-name="P4"><text:span text:style-name="T12">3. Given </text:span><text:span text:style-name="T17">x = 5</text:span><text:span text:style-name="T5"> </text:span><text:span text:style-name="T12">and </text:span><text:span text:style-name="T17">y = 3.14</text:span><text:span text:style-name="T12">, calculate </text:span><text:span text:style-name="T17">z = x + y</text:span><text:span text:style-name="T5"> </text:span><text:span text:style-name="T12">and determine the data type of </text:span><text:span text:style-name="T17">z</text:span><text:span text:style-name="T12">. And convert it to integer.</text:span></text:p>
      <text:p text:style-name="P8"><text:span text:style-name="T12">3. <text:s text:c="4"/>x = 5<text:line-break/> <text:s text:c="4"/>y = 3.14<text:line-break/> <text:s text:c="4"/>z = x + y<text:line-break/> <text:s text:c="4"/>print(z) <text:s text:c="3"/>// 8.14<text:line-break/> <text:s text:c="4"/>print(type(z)) <text:s text:c="4"/>// &lt;class 'float'&gt;<text:line-break/> <text:s text:c="4"/>print(int(z)) <text:s text:c="2"/>//8<text:line-break/><text:line-break/> <text:s/></text:span></text:p>
      <text:p text:style-name="P4"><text:soft-page-break/><text:span text:style-name="T12">4. Given the string </text:span><text:span text:style-name="T17">s = 'hello'</text:span><text:span text:style-name="T12">, perform the following operations:</text:span></text:p>
      <text:list xml:id="list416368855" text:style-name="L3">
        <text:list-item>
          <text:p text:style-name="P24">Convert the string to uppercase.</text:p>
        </text:list-item>
        <text:list-item>
          <text:p text:style-name="P25">Replace 'e' with 'a'.</text:p>
        </text:list-item>
        <text:list-item>
          <text:p text:style-name="P25">Check if the string starts with 'he'.</text:p>
        </text:list-item>
        <text:list-item>
          <text:p text:style-name="P55"><text:span text:style-name="T7">Check if the string ends with 'lo'.</text:span><text:span text:style-name="T2"><text:line-break/></text:span></text:p>
        </text:list-item>
      </text:list>
      <text:p text:style-name="P65">4. <text:s text:c="3"/>s = 'hello'</text:p>
      <text:p text:style-name="P65"><text:s text:c="7"/>print(s.upper()) <text:s text:c="9"/>// HELLO</text:p>
      <text:p text:style-name="P65"><text:s text:c="7"/>print(s.replace('e', 'a')) <text:s text:c="2"/>//hallo</text:p>
      <text:p text:style-name="P65"><text:s text:c="7"/>print(s.startswith('he')) <text:s text:c="2"/>//False</text:p>
      <text:p text:style-name="P56"><text:span text:style-name="T30"><text:s text:c="7"/>print(s.endswith('lo')) <text:s text:c="2"/>//True<text:line-break/><text:line-break/> <text:s text:c="63"/></text:span><text:span text:style-name="T27">Input &amp; Print<text:line-break/><text:line-break/></text:span><text:bookmark text:name="docs-internal-guid-1a5faf8a-7fff-7468-5909-59063e32eb28"/><text:span text:style-name="T11">Objective: </text:span><text:span text:style-name="T9">Ask the user for their name and greet them.</text:span></text:p>
      <text:p text:style-name="P57"><text:span text:style-name="T10">Task:</text:span><text:span text:style-name="T3"> </text:span><text:span text:style-name="T7">Write a program that asks the user for their name and then prints a greeting   message using their name.</text:span></text:p>
      <text:list xml:id="list1249173879" text:style-name="L5">
        <text:list-item>
          <text:p text:style-name="P16"><text:span text:style-name="T23">Objective:</text:span><text:span text:style-name="T21"> Perform basic arithmetic operations based on user input.</text:span></text:p>
        </text:list-item>
      </text:list>
      <text:p text:style-name="P5"><text:span text:style-name="T10">Task:</text:span><text:span text:style-name="T5"> </text:span><text:span text:style-name="T12">Ask the user to enter two numbers from the user and print their sum, multiplication, and division.</text:span></text:p>
      <text:p text:style-name="Text_20_body"/>
      <text:list xml:id="list2294954185" text:style-name="L6">
        <text:list-item>
          <text:p text:style-name="P17"><text:span text:style-name="T23">Task:</text:span><text:span text:style-name="T21"> Ask the user to enter input </text:span><text:span text:style-name="T31">names separated by commas, split the string from comma and copy to a list and print.</text:span></text:p>
        </text:list-item>
      </text:list>
      <text:p text:style-name="Text_20_body"/>
      <text:list xml:id="list3627421034" text:style-name="L7">
        <text:list-item>
          <text:p text:style-name="P48"><text:span text:style-name="T23">Task:</text:span><text:span text:style-name="T21"> Ask the user to enter their age and check if they are eligible to vote based on their age.</text:span></text:p>
        </text:list-item>
      </text:list>
      <text:p text:style-name="Text_20_body"/>
      <text:list xml:id="list2103695712" text:style-name="L8">
        <text:list-item>
          <text:p text:style-name="P49">For value = 3.14159, Using f-string print output for only up to 2 decimal places. <text:s/>Output: 3.14</text:p>
        </text:list-item>
      </text:list>
      <text:p text:style-name="P66"><text:soft-page-break/>Solutions : <text:line-break/><text:line-break/>1.) </text:p>
      <text:p text:style-name="P66">name = input("Enter your name: ") <text:s/>// Enter your name: <text:span text:style-name="T32">Nitin</text:span></text:p>
      <text:p text:style-name="P66">print("Hello,", name) <text:s text:c="4"/>// <text:span text:style-name="T32">Hello, Nitin</text:span></text:p>
      <text:p text:style-name="P66"/>
      <text:p text:style-name="P66">2.)</text:p>
      <text:p text:style-name="P66">num1 = float(input("Enter first number: ")) <text:s text:c="2"/>// Enter first number: 10</text:p>
      <text:p text:style-name="P67">num2 = float(input("Enter second number: ")) <text:s/>//Enter second number: <text:span text:style-name="T32">5</text:span></text:p>
      <text:p text:style-name="P66"/>
      <text:p text:style-name="P66">print(num1 + num2) <text:s/>// <text:span text:style-name="T32">15.0</text:span></text:p>
      <text:p text:style-name="P66">print(num1 * num2) //<text:span text:style-name="T32">50.0</text:span></text:p>
      <text:p text:style-name="P66">print(num1 / num2) <text:s text:c="2"/>//<text:span text:style-name="T32">2.0</text:span></text:p>
      <text:p text:style-name="P66"/>
      <text:p text:style-name="P66">3.)</text:p>
      <text:p text:style-name="P66">names = input("Enter names separated by commas: ") //Enter names separated by commas: <text:span text:style-name="T33">Nitin</text:span>,<text:span text:style-name="T33">Rahul</text:span>,Amit</text:p>
      <text:p text:style-name="P66">name_list = names.split(",") <text:s/></text:p>
      <text:p text:style-name="P68">print(name_list) <text:s text:c="3"/>// <text:s/>['<text:span text:style-name="T33">Nitin</text:span>', '<text:span text:style-name="T33">Rahul</text:span>', 'Amit']</text:p>
      <text:p text:style-name="P66"/>
      <text:p text:style-name="P66">4.)</text:p>
      <text:p text:style-name="P66">age = int(input("Enter your age: ")) </text:p>
      <text:p text:style-name="P66">if age &gt;= 18:</text:p>
      <text:p text:style-name="P66"><text:s text:c="4"/>print("Eligible to vote")</text:p>
      <text:p text:style-name="P66">else:</text:p>
      <text:p text:style-name="P66"><text:s text:c="4"/>print("Not eligible to vote")</text:p>
      <text:p text:style-name="P66"/>
      <text:p text:style-name="P66">5.)</text:p>
      <text:p text:style-name="P66">value = 3.14159</text:p>
      <text:p text:style-name="P66">print(f"{value:.2f}")</text:p>
      <text:p text:style-name="P66"/>
      <text:p text:style-name="P66"/>
      <text:p text:style-name="P66"/>
      <text:p text:style-name="P61"><text:soft-page-break/><text:span text:style-name="T34">Built In – Data Structure <text:line-break/><text:line-break/></text:span></text:p>
      <text:p text:style-name="P62"><text:bookmark text:name="docs-internal-guid-5d3b953c-7fff-70ee-4ab9-4da29d0af49a"/><text:span text:style-name="T7">Given a list of numbers, find and print the maximum and minimum values.</text:span></text:p>
      <text:p text:style-name="P52">              <text:span text:style-name="T19">nums = [1, 2, 3, 4, 5]</text:span></text:p>
      <text:list xml:id="list1837903663" text:style-name="L10">
        <text:list-item>
          <text:p text:style-name="P26">Given two lists below, merge the values from both lists to one and print</text:p>
        </text:list-item>
      </text:list>
      <text:p text:style-name="P52">             <text:span text:style-name="T19">a = [1,2,3,4]      b = [5,6,7,8] </text:span></text:p>
      <text:p text:style-name="P6"><text:span text:style-name="T12">3. From a list, </text:span><text:span text:style-name="T16">print the number of times the value 3 appears in the list:</text:span></text:p>
      <text:p text:style-name="P50">a = [1,3,4,5,2,1,3,9,3]</text:p>
      <text:p text:style-name="P50">4. From below list, Sort the list and print</text:p>
      <text:p text:style-name="P50">a = [1,3,4,5,2,1,3,9,3]</text:p>
      <text:p text:style-name="P50">5. Given a set, add the element 6 to it and print the updated set.</text:p>
      <text:p text:style-name="P54">               <text:span text:style-name="T20">numbers = {1, 2, 3, 4, 5}</text:span></text:p>
      <text:p text:style-name="P50">6. Given a set, remove the element 3 from it and print the updated set.</text:p>
      <text:p text:style-name="P50">numbers = {1, 2, 3, 4, 5}</text:p>
      <text:p text:style-name="P50">7. Given two sets, find and print their intersection.</text:p>
      <text:p text:style-name="P50">set1 = {1, 2, 3}    set2 = {3, 4, 5}</text:p>
      <text:p text:style-name="P50">8. Given a tuple, count and print the number of occurrences of the element 'apple'.</text:p>
      <text:p text:style-name="P50">fruits = ('apple', 'banana', 'apple', 'cherry')</text:p>
      <text:p text:style-name="P50">9. Given two tuples, concatenate them and print the result.</text:p>
      <text:p text:style-name="P50"><text:soft-page-break/>tuple1 = (1, 2, 3)     tuple2 = (4, 5, 6)</text:p>
      <text:p text:style-name="P6"><text:span text:style-name="T16">10. Access and print the value associated with the key </text:span><text:span text:style-name="T18">"age"</text:span><text:span text:style-name="T6"> </text:span><text:span text:style-name="T16">from the dictionary.</text:span></text:p>
      <text:p text:style-name="P50">person = {"name": "Alice", "age": 30, "city": "New York"}</text:p>
      <text:p text:style-name="P50">11. Add new key,  gender to dictionary and assign “M” to it and print</text:p>
      <text:p text:style-name="P51">person = {"name": "Alice", "age": 30, "city": "New York"}</text:p>
      <text:p text:style-name="P6"><text:span text:style-name="T16">12. Remove the key </text:span><text:span text:style-name="T18">"city"</text:span><text:span text:style-name="T6"> </text:span><text:span text:style-name="T16">from the above Dict and print</text:span></text:p>
      <text:p text:style-name="P50">13. Given two dictionaries, merge them into one</text:p>
      <text:p text:style-name="P51">dict1 = {"a": 1, "b": 2}    dict2 = {"c": 3, "d": 4}</text:p>
      <text:p text:style-name="Text_20_body"/>
      <text:p text:style-name="P63"><text:span text:style-name="T33">Solutions :</text:span></text:p>
      <text:p text:style-name="P70"><text:span text:style-name="T33">1.)</text:span></text:p>
      <text:p text:style-name="P70">nums = [1, 2, 3, 4, 5]</text:p>
      <text:p text:style-name="P70">print(max(nums))</text:p>
      <text:p text:style-name="P70">print(min(nums))</text:p>
      <text:p text:style-name="P70"/>
      <text:p text:style-name="P69">2.)</text:p>
      <text:p text:style-name="P69">a = [1, 2, 3, 4]</text:p>
      <text:p text:style-name="P69">b = [5, 6, 7, 8]</text:p>
      <text:p text:style-name="P69"/>
      <text:p text:style-name="P69">merged_list = a + b</text:p>
      <text:p text:style-name="P69">print(merged_list)</text:p>
      <text:p text:style-name="P69"/>
      <text:p text:style-name="P71">3.)</text:p>
      <text:p text:style-name="P71">a = [1, 3, 4, 5, 2, 1, 3, 9, 3]</text:p>
      <text:p text:style-name="P71">print(a.count(3)) <text:s/>//3</text:p>
      <text:p text:style-name="P71"/>
      <text:p text:style-name="P71"><text:soft-page-break/>4.)</text:p>
      <text:p text:style-name="P71">a = [1, 3, 4, 5, 2, 1, 3, 9, 3]</text:p>
      <text:p text:style-name="P71">a.sort()</text:p>
      <text:p text:style-name="P71">print(a) <text:s/>//[1, 1, 2, 3, 3, 3, 4, 5, 9]</text:p>
      <text:p text:style-name="P71"/>
      <text:p text:style-name="P71">5.)</text:p>
      <text:p text:style-name="P71">numbers = {1, 2, 3, 4, 5}</text:p>
      <text:p text:style-name="P71">numbers.add(6)</text:p>
      <text:p text:style-name="P71">print(numbers) <text:s text:c="2"/>// {1, 2, 3, 4, 5, 6}</text:p>
      <text:p text:style-name="P71"/>
      <text:p text:style-name="P71">6.)</text:p>
      <text:p text:style-name="P71">numbers = {1, 2, 3, 4, 5}</text:p>
      <text:p text:style-name="P71">numbers.remove(3)</text:p>
      <text:p text:style-name="P71">print(numbers) // {1, 2, 4, 5}</text:p>
      <text:p text:style-name="P71"/>
      <text:p text:style-name="P71">7.)</text:p>
      <text:p text:style-name="P71">set1 = {1, 2, 3}</text:p>
      <text:p text:style-name="P71">set2 = {3, 4, 5}</text:p>
      <text:p text:style-name="P71"/>
      <text:p text:style-name="P71">print(set1.intersection(set2)) <text:s/>// {3}</text:p>
      <text:p text:style-name="P71"/>
      <text:p text:style-name="P71">8.)</text:p>
      <text:p text:style-name="P71">fruits = ('apple', 'banana', 'apple', 'cherry')</text:p>
      <text:p text:style-name="P71">print(fruits.count('apple')) <text:s text:c="2"/>// 2</text:p>
      <text:p text:style-name="P71"/>
      <text:p text:style-name="P71">9.)</text:p>
      <text:p text:style-name="P71">tuple1 = (1, 2, 3)</text:p>
      <text:p text:style-name="P71">tuple2 = (4, 5, 6)</text:p>
      <text:p text:style-name="P71"/>
      <text:p text:style-name="P71">print(tuple1 + tuple2) <text:s/>//(1, 2, 3, 4, 5, 6)<text:line-break/><text:line-break/></text:p>
      <text:p text:style-name="P71"><text:soft-page-break/><text:line-break/>10.) </text:p>
      <text:p text:style-name="P71">person = {"name": "Alice", "age": 30, "city": "New York"}</text:p>
      <text:p text:style-name="P71">print(person["age"]) <text:s/>// 30</text:p>
      <text:p text:style-name="P71"/>
      <text:p text:style-name="P71">11.)</text:p>
      <text:p text:style-name="P71">person = {"name": "Alice", "age": 30, "city": "New York"}</text:p>
      <text:p text:style-name="P71">person["gender"] = "M"</text:p>
      <text:p text:style-name="P71">print(person) <text:s/>//{'name': 'Alice', 'age': 30, 'city': 'New York', 'gender': 'M'}</text:p>
      <text:p text:style-name="P71"/>
      <text:p text:style-name="P71">12.)</text:p>
      <text:p text:style-name="P71">person = {"name": "Alice", "age": 30, "city": "New York"}</text:p>
      <text:p text:style-name="P71">person.pop("city")</text:p>
      <text:p text:style-name="P71">print(person) //{'name': 'Alice', 'age': 30}</text:p>
      <text:p text:style-name="P71"/>
      <text:p text:style-name="P71">13.)</text:p>
      <text:p text:style-name="P71">dict1 = {"a": 1, "b": 2}</text:p>
      <text:p text:style-name="P71">dict2 = {"c": 3, "d": 4}</text:p>
      <text:p text:style-name="P71"/>
      <text:p text:style-name="P71">merged_dict = {**dict1, **dict2}</text:p>
      <text:p text:style-name="P71">print(merged_dict) <text:s text:c="3"/>//{'a': 1, 'b': 2, 'c': 3, 'd': 4}</text:p>
      <text:p text:style-name="P73"><text:span text:style-name="T35"><text:s/></text:span></text:p>
      <text:p text:style-name="P64"><text:span text:style-name="T28">Controls</text:span></text:p>
      <text:p text:style-name="P74"><text:span text:style-name="T35"><text:line-break/><text:line-break/></text:span><text:bookmark text:name="docs-internal-guid-aa252f44-7fff-80a4-4b53-cac670bd7920"/><text:span text:style-name="T10">For loop</text:span></text:p>
      <text:list xml:id="list4286813382" text:style-name="L11">
        <text:list-item>
          <text:p text:style-name="P27">Write a program that takes the input from the user and checks if a number is even or odd.</text:p>
        </text:list-item>
        <text:list-item>
          <text:p text:style-name="P27">Reverse a string using a for loop and check it is a palindrome. - Strings = “civic”, “hello”</text:p>
        </text:list-item>
        <text:list-item>
          <text:p text:style-name="P18"><text:span text:style-name="T21">Using the input from the user, Generate the first </text:span><text:span text:style-name="T24">N</text:span><text:span text:style-name="T21"> numbers of the Fibonacci sequence.</text:span></text:p>
        </text:list-item>
        <text:list-item>
          <text:p text:style-name="P19"><text:span text:style-name="T21">From list [1,2,3,4,5]. Write code to find two values from the list when added the result is 9. #Expected output : [4, 5]</text:span></text:p>
        </text:list-item>
      </text:list>
      <text:p text:style-name="Text_20_body"/>
      <text:p text:style-name="P46">While loop</text:p>
      <text:list xml:id="list3011057618" text:style-name="L12">
        <text:list-item>
          <text:p text:style-name="P20"><text:span text:style-name="T21">Print all even numbers between 1 and 20 using a </text:span><text:span text:style-name="T24">while</text:span><text:span text:style-name="T21"> loop.</text:span></text:p>
        </text:list-item>
      </text:list>
      <text:p text:style-name="Text_20_body"><text:soft-page-break/></text:p>
      <text:p text:style-name="P47">Break</text:p>
      <text:list xml:id="list1792115686" text:style-name="L13">
        <text:list-item>
          <text:p text:style-name="P28">Find the first occurrence of a number in a list and stop further searching. </text:p>
        </text:list-item>
      </text:list>
      <text:p text:style-name="P29">numbers = [10, 20, 30, 40, 50]</text:p>
      <text:p text:style-name="P29">search_for = 30</text:p>
      <text:p text:style-name="P46">Continue</text:p>
      <text:list xml:id="list997955970" text:style-name="L14">
        <text:list-item>
          <text:p text:style-name="P30">Using continue statement, print only the odd numbers from 1 to 10.</text:p>
        </text:list-item>
      </text:list>
      <text:p text:style-name="Text_20_body"/>
      <text:p text:style-name="P46">Pass</text:p>
      <text:list xml:id="list1997626453" text:style-name="L15">
        <text:list-item>
          <text:p text:style-name="P31">What will be the output </text:p>
        </text:list-item>
      </text:list>
      <text:p text:style-name="P32">for i in range(5):</text:p>
      <text:p text:style-name="P53">    <text:span text:style-name="T19">if i == 3:</text:span></text:p>
      <text:p text:style-name="P53">        <text:span text:style-name="T19">pass  </text:span></text:p>
      <text:p text:style-name="P53">    <text:span text:style-name="T19">print(i)</text:span></text:p>
      <text:p text:style-name="Text_20_body"/>
      <text:p text:style-name="P46">Match</text:p>
      <text:list xml:id="list1774053087" text:style-name="L16">
        <text:list-item>
          <text:p text:style-name="P33">Write a program that takes a day of the week as input and prints whether it's a weekday or weekend using match conditional statements.</text:p>
        </text:list-item>
      </text:list>
      <text:p text:style-name="P72"><text:line-break/></text:p>
      <text:p text:style-name="P75">Solutions :</text:p>
      <text:p text:style-name="P75">1.)</text:p>
      <text:p text:style-name="P75">num = int(input("Enter a number: "))</text:p>
      <text:p text:style-name="P75">if num % 2 == 0:</text:p>
      <text:p text:style-name="P75"><text:s text:c="4"/>print("Even")</text:p>
      <text:p text:style-name="P75">else:</text:p>
      <text:p text:style-name="P75"><text:s text:c="4"/>print("Odd")</text:p>
      <text:p text:style-name="P75"/>
      <text:p text:style-name="P75">2.)</text:p>
      <text:p text:style-name="P75">s = input("Enter a string: ")</text:p>
      <text:p text:style-name="P75">rev = ""</text:p>
      <text:p text:style-name="P75">for char in s:</text:p>
      <text:p text:style-name="P75"><text:s text:c="4"/>rev = char + rev</text:p>
      <text:p text:style-name="P75">print(rev)</text:p>
      <text:p text:style-name="P75">if s == rev:</text:p>
      <text:p text:style-name="P75"><text:soft-page-break/><text:s text:c="4"/>print("Palindrome")</text:p>
      <text:p text:style-name="P75">else:</text:p>
      <text:p text:style-name="P75"><text:s text:c="4"/>print("Not Palindrome")</text:p>
      <text:p text:style-name="P71"/>
      <text:p text:style-name="P75">3.)</text:p>
      <text:p text:style-name="P75">n = int(input("Enter N: "))</text:p>
      <text:p text:style-name="P75">a, b = 0, 1</text:p>
      <text:p text:style-name="P75">for i in range(n):</text:p>
      <text:p text:style-name="P75"><text:s text:c="4"/>print(a, end=" ")</text:p>
      <text:p text:style-name="P75"><text:s text:c="4"/>a, b = b, a + b</text:p>
      <text:p text:style-name="P75"/>
      <text:p text:style-name="P75">4.)</text:p>
      <text:p text:style-name="P75">lst = [1, 2, 3, 4, 5]</text:p>
      <text:p text:style-name="P75"/>
      <text:p text:style-name="P75">for i in range(len(lst)):</text:p>
      <text:p text:style-name="P75"><text:s text:c="4"/>for j in range(i + 1, len(lst)):</text:p>
      <text:p text:style-name="P75"><text:s text:c="8"/>if lst[i] + lst[j] == 9:</text:p>
      <text:p text:style-name="P75"><text:s text:c="12"/>print([lst[i], lst[j]])</text:p>
      <text:p text:style-name="P75"/>
      <text:p text:style-name="P75">5.)</text:p>
      <text:p text:style-name="P75">i = 1</text:p>
      <text:p text:style-name="P75">while i &lt;= 20:</text:p>
      <text:p text:style-name="P75"><text:s text:c="4"/>if i % 2 == 0:</text:p>
      <text:p text:style-name="P75"><text:s text:c="8"/>print(i)</text:p>
      <text:p text:style-name="P75"><text:s text:c="4"/>i += 1</text:p>
      <text:p text:style-name="P75"/>
      <text:p text:style-name="P76">6.)</text:p>
      <text:p text:style-name="P76">numbers = [10, 20, 30, 40, 50]</text:p>
      <text:p text:style-name="P76">search_for = 30</text:p>
      <text:p text:style-name="P76">for num in numbers:</text:p>
      <text:p text:style-name="P76"><text:s text:c="4"/>if num == search_for:</text:p>
      <text:p text:style-name="P76"><text:s text:c="8"/>print(num)</text:p>
      <text:p text:style-name="P76"><text:soft-page-break/><text:s text:c="8"/>break</text:p>
      <text:p text:style-name="P76"/>
      <text:p text:style-name="P76">7.)</text:p>
      <text:p text:style-name="P76">for i in range(1, 11):</text:p>
      <text:p text:style-name="P76"><text:s text:c="4"/>if i % 2 == 0:</text:p>
      <text:p text:style-name="P76"><text:s text:c="8"/>continue</text:p>
      <text:p text:style-name="P76"><text:s text:c="4"/>print(i)</text:p>
      <text:p text:style-name="P76"/>
      <text:p text:style-name="P76">8.)</text:p>
      <text:p text:style-name="P76">for i in range(5):</text:p>
      <text:p text:style-name="P76"><text:s text:c="4"/>if i == 3:</text:p>
      <text:p text:style-name="P76"><text:s text:c="8"/>pass</text:p>
      <text:p text:style-name="P76"><text:s text:c="4"/>print(i)</text:p>
      <text:p text:style-name="P76"/>
      <text:p text:style-name="P76">9.)</text:p>
      <text:p text:style-name="P76">day = input("Enter day: ").lower()</text:p>
      <text:p text:style-name="P76"/>
      <text:p text:style-name="P76">match day:</text:p>
      <text:p text:style-name="P76"><text:s text:c="4"/>case "saturday" | "sunday":</text:p>
      <text:p text:style-name="P76"><text:s text:c="8"/>print("Weekend")</text:p>
      <text:p text:style-name="P76"><text:s text:c="4"/>case "monday" | "tuesday" | "wednesday" | "thursday" | "friday":</text:p>
      <text:p text:style-name="P76"><text:s text:c="8"/>print("Weekday")</text:p>
      <text:p text:style-name="P76"><text:s text:c="4"/>case _:</text:p>
      <text:p text:style-name="P76"><text:s text:c="8"/>print("Invalid day")</text:p>
      <text:p text:style-name="P76"/>
      <text:p text:style-name="P76"/>
      <text:p text:style-name="P58">Functions </text:p>
      <text:p text:style-name="P58"/>
      <text:p text:style-name="P45"><text:bookmark text:name="docs-internal-guid-4a9f92c1-7fff-0692-d667-f9fc33412b11"/><text:span text:style-name="T21">1.) Define a function </text:span><text:span text:style-name="T24">calculate_area</text:span><text:span text:style-name="T21"> that calculates the area of a rectangle and return the result. If no width is provided, it defaults to 10.</text:span></text:p>
      <text:p text:style-name="Text_20_body"/>
      <text:p text:style-name="P34">2.  Write a recursive function to compute the factorial of a non-negative integer.</text:p>
      <text:p text:style-name="Text_20_body"><text:soft-page-break/></text:p>
      <text:p text:style-name="P34">3. Write a function that takes one parameter as a string and reverse it and return.</text:p>
      <text:p text:style-name="Text_20_body"/>
      <text:p text:style-name="P7"><text:span text:style-name="T12">4. </text:span><text:span text:style-name="T14">Write a Python function that takes two parameters as lists and to sum all the numbers in a list. </text:span></text:p>
      <text:p text:style-name="P43">a = [8, 2, 3, 0, 7], b =  [3, -2, 5, 1] and return a value.</text:p>
      <text:p text:style-name="Text_20_body"/>
      <text:p text:style-name="P44">5. Write a Python function that takes a list and returns a new list with distinct and sorted elements from the first list. a = [4,1,2,3,3,1,3,4,5,1,7]</text:p>
      <text:p text:style-name="P44">Output = [1,2,3,4,5,7]</text:p>
      <text:p text:style-name="Text_20_body"/>
      <text:p text:style-name="P59"><text:span text:style-name="T36">Solutions :</text:span></text:p>
      <text:p text:style-name="P77"/>
      <text:p text:style-name="P77"><text:span text:style-name="T36">1.)</text:span></text:p>
      <text:p text:style-name="P77">def calculate_area(length, width=10):</text:p>
      <text:p text:style-name="P77"><text:s text:c="4"/>return length * width</text:p>
      <text:p text:style-name="P77"/>
      <text:p text:style-name="P77">print(calculate_area(5)) <text:s text:c="2"/>//<text:span text:style-name="T37">50</text:span></text:p>
      <text:p text:style-name="P77">print(calculate_area(5, 4)) <text:s text:c="2"/>//<text:span text:style-name="T37">20</text:span></text:p>
      <text:p text:style-name="P77"><text:span text:style-name="T36">2.)</text:span></text:p>
      <text:p text:style-name="P77">def factorial(n):</text:p>
      <text:p text:style-name="P77"><text:s text:c="4"/>if n == 0:</text:p>
      <text:p text:style-name="P77"><text:s text:c="8"/>return 1</text:p>
      <text:p text:style-name="P77"><text:s text:c="4"/>return n * factorial(n – 1) <text:s text:c="2"/>//<text:span text:style-name="T36">120</text:span></text:p>
      <text:p text:style-name="P77"/>
      <text:p text:style-name="P77">print(factorial(5))</text:p>
      <text:p text:style-name="P77"><text:span text:style-name="T36">3.)</text:span></text:p>
      <text:p text:style-name="P77">def reverse_string(s):</text:p>
      <text:p text:style-name="P77"><text:s text:c="4"/>return s[::-1]</text:p>
      <text:p text:style-name="P77"/>
      <text:p text:style-name="P77">print(reverse_string("hello")) <text:s/>//olleh</text:p>
      <text:p text:style-name="P77"><text:span text:style-name="T36">4.)</text:span></text:p>
      <text:p text:style-name="P77">def sum_lists(a, b):</text:p>
      <text:p text:style-name="P77"><text:s text:c="4"/>return sum(a) + sum(b) </text:p>
      <text:p text:style-name="P77"><text:soft-page-break/>a = [8, 2, 3, 0, 7]</text:p>
      <text:p text:style-name="P77">b = [3, -2, 5, 1]</text:p>
      <text:p text:style-name="P77">print(sum_lists(a, b)) <text:s/>//<text:span text:style-name="T36">27</text:span></text:p>
      <text:p text:style-name="P77"><text:span text:style-name="T36">5.)</text:span></text:p>
      <text:p text:style-name="P77">def distinct_sorted(lst):</text:p>
      <text:p text:style-name="P77"><text:s text:c="4"/>return sorted(set(lst))</text:p>
      <text:p text:style-name="P77"/>
      <text:p text:style-name="P77">a = [4,1,2,3,3,1,3,4,5,1,7]</text:p>
      <text:p text:style-name="P77">print(distinct_sorted(a)) <text:s text:c="2"/>//[1, 2, 3, 4, 5, 7]<text:line-break/></text:p>
      <text:p text:style-name="P60">List Comprehension </text:p>
      <text:p text:style-name="P78"><text:bookmark text:name="docs-internal-guid-a8fbfa4d-7fff-9f5c-6fb6-795e4d4265d7"/><text:span text:style-name="T15">1. Given a list of numeric strings, convert them into integers. Using List Comprehensions</text:span></text:p>
      <text:p text:style-name="P29">strings = ["1", "2", "3", "4", "5"]</text:p>
      <text:p text:style-name="P35">#Expected output : [1, 2, 3, 4, 5]</text:p>
      <text:p text:style-name="Text_20_body"/>
      <text:list xml:id="list2685097686" text:style-name="L19">
        <text:list-item>
          <text:p text:style-name="P36">Extract all integers from a list that are greater than 10. Using List Comprehensions</text:p>
        </text:list-item>
      </text:list>
      <text:p text:style-name="P37">numbers = [1, 5, 13, 4, 16, 7]</text:p>
      <text:p text:style-name="P35">#Expected output :[13, 16]</text:p>
      <text:p text:style-name="Text_20_body"/>
      <text:list xml:id="list986452429" text:style-name="L20">
        <text:list-item>
          <text:p text:style-name="P38">Create a list of squares for numbers from 1 to 5. Using List Comprehensions</text:p>
        </text:list-item>
      </text:list>
      <text:p text:style-name="P39">#Expected output :[1, 4, 9, 16, 25]</text:p>
      <text:p text:style-name="Text_20_body"/>
      <text:list xml:id="list449600426" text:style-name="L21">
        <text:list-item>
          <text:p text:style-name="P40">Convert a 2D list into a 1D list.Using List Comprehensions</text:p>
        </text:list-item>
      </text:list>
      <text:p text:style-name="P37">matrix = [[1, 3, 4], [23, 32, 56, 74], [-2, -6, -9]]</text:p>
      <text:p text:style-name="P35">#Expected output : [1, 3, 4, 23, 32, 56, 74, -2, -6, -9]</text:p>
      <text:list xml:id="list1917518170" text:style-name="L22">
        <text:list-item>
          <text:p text:style-name="P21"><text:span text:style-name="T21">Given two lists, </text:span><text:span text:style-name="T24">keys = ['a', 'b', 'c']</text:span><text:span text:style-name="T21"> and </text:span><text:span text:style-name="T24">values = [1, 2, 3]</text:span><text:span text:style-name="T21">, create a dictionary using dictionary comprehension.</text:span></text:p>
        </text:list-item>
      </text:list>
      <text:p text:style-name="P35">#Expected output : {'a': 1, 'b': 2, 'c': 3}</text:p>
      <text:list xml:id="list81674477" text:style-name="L23">
        <text:list-item>
          <text:p text:style-name="P22"><text:soft-page-break/><text:span text:style-name="T21">Given the dictionary </text:span><text:span text:style-name="T24">scores = {'Alice': 85, 'Bob': 70, 'Charlie': 90}</text:span><text:span text:style-name="T21">, create a new dictionary containing only the students who scored above 80</text:span></text:p>
        </text:list-item>
      </text:list>
      <text:p text:style-name="P41">#Expected output : {'Alice': 85, 'Charlie': 90}</text:p>
      <text:p text:style-name="Text_20_body"/>
      <text:p text:style-name="P79"><text:span text:style-name="T37">Solutions :</text:span></text:p>
      <text:p text:style-name="P79"><text:span text:style-name="T37">1.)</text:span></text:p>
      <text:p text:style-name="P79">strings = ["1", "2", "3", "4", "5"]</text:p>
      <text:p text:style-name="P79">result = [int(x) for x in strings]</text:p>
      <text:p text:style-name="P79">print(result)</text:p>
      <text:p text:style-name="P79"><text:span text:style-name="T37">2.)</text:span></text:p>
      <text:p text:style-name="P79">numbers = [1, 5, 13, 4, 16, 7]</text:p>
      <text:p text:style-name="P79">result = [x for x in numbers if x &gt; 10]</text:p>
      <text:p text:style-name="P79">print(result)</text:p>
      <text:p text:style-name="P79"><text:span text:style-name="T37">3.)</text:span></text:p>
      <text:p text:style-name="P79">result = [x**2 for x in range(1, 6)]</text:p>
      <text:p text:style-name="P79">print(result)</text:p>
      <text:p text:style-name="P79"><text:span text:style-name="T37">4.)</text:span></text:p>
      <text:p text:style-name="P79">matrix = [[1, 3, 4], [23, 32, 56, 74], [-2, -6, -9]]</text:p>
      <text:p text:style-name="P79">result = [num for row in matrix for num in row]</text:p>
      <text:p text:style-name="P79">print(result)</text:p>
      <text:p text:style-name="P79"><text:span text:style-name="T37">5.)</text:span></text:p>
      <text:p text:style-name="P79">keys = ['a', 'b', 'c']</text:p>
      <text:p text:style-name="P79">values = [1, 2, 3]</text:p>
      <text:p text:style-name="P79">result = {keys[i]: values[i] for i in range(len(keys))}</text:p>
      <text:p text:style-name="P79">print(result)</text:p>
      <text:p text:style-name="P79"><text:span text:style-name="T37">6.)</text:span></text:p>
      <text:p text:style-name="P79">scores = {'Alice': 85, 'Bob': 70, 'Charlie': 90}</text:p>
      <text:p text:style-name="P79">result = {name: score for name, score in scores.items() if score &gt; 80}</text:p>
      <text:p text:style-name="P79">print(resul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9:05:42.116270482</meta:creation-date>
    <dc:date>2025-12-14T21:36:18.044193176</dc:date>
    <meta:editing-duration>PT3M31S</meta:editing-duration>
    <meta:editing-cycles>1</meta:editing-cycles>
    <meta:document-statistic meta:table-count="0" meta:image-count="0" meta:object-count="0" meta:page-count="13" meta:paragraph-count="293" meta:word-count="1765" meta:character-count="9934" meta:non-whitespace-character-count="7944"/>
    <meta:generator>LibreOffice/7.3.7.2$Linux_X86_64 LibreOffice_project/30$Build-2</meta:generator>
  </office:meta>
</office:document-meta>
</file>